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1pt" fo:letter-spacing="normal" fo:font-style="normal" fo:font-weight="normal" officeooo:rsid="00110404" officeooo:paragraph-rsid="00110404" style:font-size-asian="11pt" style:font-style-asian="normal" style:font-size-complex="11pt" style:font-style-complex="normal" loext:padding="0in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1pt" fo:letter-spacing="normal" fo:font-style="normal" fo:font-weight="normal" officeooo:rsid="00110404" officeooo:paragraph-rsid="00110404" style:font-size-asian="11pt" style:font-style-asian="normal" style:font-size-complex="11pt" style:font-style-complex="normal" loext:padding="0in" loext:border="none"/>
    </style:style>
    <style:style style:name="P4" style:family="paragraph" style:parent-style-name="Standard">
      <style:paragraph-properties fo:text-align="center" style:justify-single-word="false"/>
      <style:text-properties officeooo:paragraph-rsid="001234af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1pt" officeooo:rsid="001aa618" officeooo:paragraph-rsid="001aa618" style:font-size-asian="11pt" style:font-name-complex="Calibri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paragraph-rsid="0012f070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paragraph-rsid="001234af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paragraph-rsid="00149bde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paragraph-rsid="001749f1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paragraph-rsid="00191e8a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font-name="Cantarell" fo:font-size="11pt" fo:font-style="normal" fo:font-weight="normal" officeooo:paragraph-rsid="00236f9f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rsid="0015c513" officeooo:paragraph-rsid="0015c513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rsid="001749f1" officeooo:paragraph-rsid="001749f1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Cantarell" fo:font-size="11pt" fo:font-style="normal" fo:font-weight="normal" officeooo:rsid="00233724" officeooo:paragraph-rsid="00233724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Cantarell" fo:font-size="11pt" fo:font-style="normal" fo:font-weight="normal" officeooo:rsid="00233724" officeooo:paragraph-rsid="0026c2d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Cantarell" fo:font-size="11pt" fo:font-style="normal" fo:font-weight="normal" officeooo:rsid="00233724" officeooo:paragraph-rsid="0026e82d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rsid="0012f070" officeooo:paragraph-rsid="0012f07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Cantarell" fo:font-size="11pt" fo:font-style="normal" fo:font-weight="normal" officeooo:rsid="0012f070" officeooo:paragraph-rsid="0012f07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Cantarell" fo:font-size="11pt" fo:font-style="normal" fo:font-weight="normal" officeooo:rsid="0012f070" officeooo:paragraph-rsid="001dda3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rsid="0012f070" officeooo:paragraph-rsid="00149bde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rsid="0012f070" officeooo:paragraph-rsid="001dda3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paragraph-rsid="001234af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paragraph-rsid="00149bde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paragraph-rsid="0015c51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rsid="001234af" officeooo:paragraph-rsid="001234af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Cantarell" fo:font-size="11pt" fo:font-style="normal" fo:font-weight="normal" officeooo:rsid="00149bde" officeooo:paragraph-rsid="001dda3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rsid="00149bde" officeooo:paragraph-rsid="00149bde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rsid="0015c513" officeooo:paragraph-rsid="0015c51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1pt" fo:font-style="normal" fo:font-weight="normal" officeooo:rsid="001c0fe6" officeooo:paragraph-rsid="001c0fe6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Cantarell" fo:font-size="11pt" fo:font-style="normal" fo:font-weight="normal" officeooo:rsid="00233724" officeooo:paragraph-rsid="00233724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Cantarell" fo:font-size="11pt" fo:font-style="normal" fo:font-weight="normal" officeooo:rsid="00233724" officeooo:paragraph-rsid="00233724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ntarell" fo:font-size="11pt" fo:font-style="normal" fo:font-weight="bold" officeooo:rsid="0015c513" officeooo:paragraph-rsid="0015c513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antarell" fo:font-size="11pt" fo:font-style="normal" fo:font-weight="bold" officeooo:paragraph-rsid="0015c513" style:font-size-asian="11pt" style:font-style-asian="normal" style:font-weight-asian="bold" style:font-name-complex="Calibri" style:font-size-complex="11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antarell" fo:font-size="11pt" fo:font-style="normal" fo:font-weight="bold" officeooo:rsid="0015c513" officeooo:paragraph-rsid="0015c513" style:font-size-asian="11pt" style:font-style-asian="normal" style:font-weight-asian="bold" style:font-name-complex="Calibri" style:font-size-complex="11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antarell" fo:font-size="11pt" fo:font-style="normal" officeooo:rsid="00236f9f" officeooo:paragraph-rsid="00236f9f" style:font-size-asian="9.60000038146973pt" style:font-style-asian="normal" style:font-size-complex="11pt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1dda30"/>
    </style:style>
    <style:style style:name="P43" style:family="paragraph" style:parent-style-name="Standard" style:list-style-name="L2">
      <style:paragraph-properties fo:text-align="start" style:justify-single-word="false"/>
      <style:text-properties officeooo:paragraph-rsid="001f92d8"/>
    </style:style>
    <style:style style:name="P44" style:family="paragraph" style:parent-style-name="Standard">
      <style:paragraph-properties fo:text-align="start" style:justify-single-word="false"/>
      <style:text-properties officeooo:paragraph-rsid="001f92d8"/>
    </style:style>
    <style:style style:name="P45" style:family="paragraph" style:parent-style-name="Standard" style:list-style-name="L2">
      <style:paragraph-properties fo:text-align="start" style:justify-single-word="false"/>
      <style:text-properties officeooo:rsid="001749f1" officeooo:paragraph-rsid="001749f1"/>
    </style:style>
    <style:style style:name="P46" style:family="paragraph" style:parent-style-name="Text_20_body" style:list-style-name="L2">
      <style:paragraph-properties fo:text-align="start" style:justify-single-word="false"/>
      <style:text-properties officeooo:rsid="001f92d8" officeooo:paragraph-rsid="001f92d8"/>
    </style:style>
    <style:style style:name="P47" style:family="paragraph" style:parent-style-name="Table_20_Contents">
      <style:paragraph-properties fo:text-align="start" style:justify-single-word="false"/>
      <style:text-properties style:font-name="Cantarell" fo:font-size="11pt" officeooo:rsid="001aa618" officeooo:paragraph-rsid="001aa618" style:font-size-asian="11pt" style:font-name-complex="Calibri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1pt" officeooo:rsid="001c0fe6" officeooo:paragraph-rsid="001c0fe6" style:font-size-asian="11pt" style:font-name-complex="Calibri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1pt" fo:font-style="normal" officeooo:rsid="00110404" officeooo:paragraph-rsid="00110404" style:font-size-asian="11pt" style:font-style-asian="normal" style:font-size-complex="11pt" style:font-style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font-variant="normal" fo:text-transform="none" style:font-name="Cantarell" fo:font-size="11pt" fo:letter-spacing="normal" fo:font-style="normal" fo:font-weight="normal" officeooo:rsid="0016c0f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language="en" fo:country="US" style:font-name-complex="Calibri"/>
    </style:style>
    <style:style style:name="T3" style:family="text">
      <style:text-properties style:font-name-complex="Calibri"/>
    </style:style>
    <style:style style:name="T4" style:family="text">
      <style:text-properties officeooo:rsid="0012f070" style:font-name-complex="Calibri"/>
    </style:style>
    <style:style style:name="T5" style:family="text">
      <style:text-properties officeooo:rsid="0016c0f1" style:font-name-complex="Calibri"/>
    </style:style>
    <style:style style:name="T6" style:family="text">
      <style:text-properties officeooo:rsid="001749f1" style:font-name-complex="Calibri"/>
    </style:style>
    <style:style style:name="T7" style:family="text">
      <style:text-properties officeooo:rsid="00191e8a" style:font-name-complex="Calibri"/>
    </style:style>
    <style:style style:name="T8" style:family="text">
      <style:text-properties officeooo:rsid="001d5a3d" style:font-name-complex="Calibri"/>
    </style:style>
    <style:style style:name="T9" style:family="text">
      <style:text-properties officeooo:rsid="00236f9f" style:font-name-complex="Calibri"/>
    </style:style>
    <style:style style:name="T10" style:family="text">
      <style:text-properties officeooo:rsid="0024c9e0" style:font-name-complex="Calibri"/>
    </style:style>
    <style:style style:name="T11" style:family="text">
      <style:text-properties officeooo:rsid="00266618" style:font-name-complex="Calibri"/>
    </style:style>
    <style:style style:name="T12" style:family="text">
      <style:text-properties officeooo:rsid="0026c2d1" style:font-name-complex="Calibri"/>
    </style:style>
    <style:style style:name="T13" style:family="text">
      <style:text-properties officeooo:rsid="0026e82d" style:font-name-complex="Calibri"/>
    </style:style>
    <style:style style:name="T14" style:family="text">
      <style:text-properties fo:font-weight="bold" officeooo:rsid="0015c513" style:font-weight-asian="bold" style:font-weight-complex="bold"/>
    </style:style>
    <style:style style:name="T15" style:family="text">
      <style:text-properties style:font-name="Cantarell" style:font-style-asian="normal" style:font-style-complex="normal"/>
    </style:style>
    <style:style style:name="T16" style:family="text">
      <style:text-properties style:font-name="Cantarell" fo:font-size="11pt" fo:font-style="normal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Cantarell" fo:font-size="11pt" fo:font-style="normal" fo:font-weight="normal" officeooo:rsid="0012f07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Cantarell" fo:font-size="11pt" fo:font-style="normal" fo:font-weight="normal" officeooo:rsid="00149bde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Cantarell" fo:font-size="11pt" fo:font-style="normal" fo:font-weight="normal" officeooo:rsid="0016c0f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Cantarell" fo:font-size="11pt" fo:font-style="normal" fo:font-weight="normal" officeooo:rsid="001dda3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Cantarell" fo:font-size="11pt" fo:font-style="normal" fo:font-weight="normal" officeooo:rsid="001f92d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style:font-name="Cantarell" fo:font-size="11pt" fo:font-style="normal" fo:font-weight="normal" officeooo:rsid="00217af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Cantarell" fo:font-size="11pt" fo:font-style="normal" fo:font-weight="normal" officeooo:rsid="0024c9e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officeooo:rsid="0012f070"/>
    </style:style>
    <style:style style:name="T25" style:family="text">
      <style:text-properties officeooo:rsid="0015c513"/>
    </style:style>
    <style:style style:name="T26" style:family="text">
      <style:text-properties officeooo:rsid="001d5a3d"/>
    </style:style>
    <style:style style:name="T27" style:family="text">
      <style:text-properties officeooo:rsid="001dda30"/>
    </style:style>
    <style:style style:name="T28" style:family="text">
      <style:text-properties officeooo:rsid="0024c9e0"/>
    </style:style>
    <style:style style:name="T29" style:family="text">
      <style:text-properties officeooo:rsid="002666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gelo Ocana Martin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9">Address:</text:p>
          </table:table-cell>
          <table:table-cell table:style-name="Table1.A1" office:value-type="string">
            <text:p text:style-name="P3"><text:span text:style-name="T27">K2H 7A9 </text:span>Nepean, ON</text:p>
          </table:table-cell>
          <table:table-cell table:style-name="Table1.A1" office:value-type="string">
            <text:p text:style-name="P49">E-mail:</text:p>
          </table:table-cell>
          <table:table-cell table:style-name="Table1.D1" office:value-type="string">
            <text:p text:style-name="P1"><text:a xlink:type="simple" xlink:href="mailto:angeloocana@gmail.com" text:style-name="Internet_20_link" text:visited-style-name="Visited_20_Internet_20_Link"><text:span text:style-name="T15">angeloocana@gmail.com</text:span></text:a></text:p>
          </table:table-cell>
        </table:table-row>
        <table:table-row>
          <table:table-cell table:style-name="Table1.A2" office:value-type="string">
            <text:p text:style-name="P49">Phone:</text:p>
          </table:table-cell>
          <table:table-cell table:style-name="Table1.A2" office:value-type="string">
            <text:p text:style-name="P3">(613) 720-9572</text:p>
          </table:table-cell>
          <table:table-cell table:style-name="Table1.A2" office:value-type="string">
            <text:p text:style-name="P49">Site:</text:p>
          </table:table-cell>
          <table:table-cell table:style-name="Table1.D2" office:value-type="string">
            <text:p text:style-name="P1"><text:a xlink:type="simple" xlink:href="https://angeloocana.com/" text:style-name="Internet_20_link" text:visited-style-name="Visited_20_Internet_20_Link"><text:span text:style-name="T15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49">Github:</text:p>
          </table:table-cell>
          <table:table-cell table:style-name="Table1.A2" office:value-type="string">
            <text:p text:style-name="P3">github.com/angeloocana</text:p>
          </table:table-cell>
          <table:table-cell table:style-name="Table1.A2" office:value-type="string">
            <text:p text:style-name="P49">Pluralsight:</text:p>
          </table:table-cell>
          <table:table-cell table:style-name="Table1.D2" office:value-type="string">
            <text:p text:style-name="P3">https://app.pluralsight.com/profile/ocanaangelo</text:p>
          </table:table-cell>
        </table:table-row>
      </table:table>
      <text:p text:style-name="P2"/>
      <text:p text:style-name="P40">Objective</text:p>
      <text:p text:style-name="P38">Senior Nodejs Full-stack Developer (React, GraphQL and MongoDB).</text:p>
      <text:p text:style-name="P39"/>
      <text:p text:style-name="P39"/>
      <text:p text:style-name="P39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pan text:style-name="T3">2007 </text:span><text:span text:style-name="T4">- Present</text:span></text:p>
            <text:p text:style-name="P7"><text:span text:style-name="T3">Freelancer </text:span></text:p>
            <text:p text:style-name="P7"><text:span text:style-name="T4"/></text:p>
          </table:table-cell>
          <table:table-cell table:style-name="Table2.B1" office:value-type="string">
            <text:p text:style-name="P22"><text:span text:style-name="T14">Senior Full-stack Developer</text:span><text:span text:style-name="T25"> | Last P</text:span>rojects:</text:p>
            <text:p text:style-name="P18"/>
            <text:list xml:id="list1374735720" text:style-name="L1">
              <text:list-item>
                <text:p text:style-name="P20">angeloocana.com</text:p>
                <text:p text:style-name="P20"><text:span text:style-name="T27">Design and Coding | </text:span>React, Graphql and Nodejs</text:p>
              </text:list-item>
            </text:list>
            <text:p text:style-name="P28"/>
            <text:list xml:id="list143554310476194" text:continue-numbering="true" text:style-name="L1">
              <text:list-item>
                <text:p text:style-name="P42"><text:span text:style-name="T18">github.com/polutz/polutz</text:span><text:span text:style-name="T17"> </text:span></text:p>
                <text:p text:style-name="P42"><text:span text:style-name="T20">Coding | </text:span><text:span text:style-name="T17">React, Graphql and Nodejs</text:span></text:p>
              </text:list-item>
            </text:list>
            <text:p text:style-name="P21"/>
            <text:list xml:id="list143555865757454" text:continue-numbering="true" text:style-name="L1">
              <text:list-item>
                <text:p text:style-name="P20">novoterritorio.azurewebsites.net</text:p>
                <text:p text:style-name="P20"><text:span text:style-name="T27">Coding | </text:span>Angular, Ionic, C# and MongoDB</text:p>
                <text:list>
                  <text:list-header>
                    <text:p text:style-name="P19"/>
                  </text:list-header>
                </text:list>
              </text:list-item>
              <text:list-item>
                <text:p text:style-name="P20">staffgeist.com</text:p>
                <text:p text:style-name="P20"><text:span text:style-name="T27">Coding | </text:span>Angular, Ionic, C# and MongoDB</text:p>
                <text:list>
                  <text:list-header>
                    <text:p text:style-name="P19"/>
                  </text:list-header>
                </text:list>
              </text:list-item>
              <text:list-item>
                <text:p text:style-name="P20">jumpoverjump.com</text:p>
                <text:p text:style-name="P20"><text:span text:style-name="T27">Design and Coding | </text:span>Angular, Ionic, C# and MongoDB</text:p>
              </text:list-item>
            </text:list>
            <text:p text:style-name="P18"/>
            <text:list xml:id="list143555410270262" text:continue-numbering="true" text:style-name="L1">
              <text:list-item>
                <text:p text:style-name="P27">angeloocana.com.br<text:span text:style-name="T24"> </text:span></text:p>
                <text:p text:style-name="P27"><text:span text:style-name="T24">Design and Coding | Angular, Ionic and C#</text:span></text:p>
              </text:list-item>
            </text:list>
            <text:p text:style-name="P7"><text:span text:style-name="T2"/></text:p>
          </table:table-cell>
        </table:table-row>
        <table:table-row>
          <table:table-cell table:style-name="Table2.A2" office:value-type="string">
            <text:p text:style-name="P9"><text:span text:style-name="T2">2011 – 2015</text:span></text:p>
            <text:p text:style-name="P8"><text:span text:style-name="T2">POL, Peela, Total On Demand </text:span></text:p>
          </table:table-cell>
          <table:table-cell table:style-name="Table2.B2" office:value-type="string">
            <text:p text:style-name="P35"><text:span text:style-name="T3">Senior C# Software Developer</text:span></text:p>
            <text:p text:style-name="P13"><text:span text:style-name="T3"/></text:p>
            <text:list xml:id="list3358061358" text:style-name="L2">
              <text:list-item>
                <text:p text:style-name="P43"><text:span text:style-name="T23">D</text:span><text:span text:style-name="T19">evelop</text:span><text:span text:style-name="T23">ed web platform</text:span><text:span text:style-name="T19"> </text:span><text:span text:style-name="T21">for</text:span><text:span text:style-name="T19"> </text:span><text:span text:style-name="T21">S</text:span><text:span text:style-name="T19">mall</text:span><text:span text:style-name="T21">-M</text:span><text:span text:style-name="T19">edium marketing </text:span><text:span text:style-name="T21">and endomarketing</text:span><text:span text:style-name="T19"> campain</text:span><text:span text:style-name="T21">s, 5-8 projects per year</text:span><text:span text:style-name="T19">. </text:span><text:span text:style-name="T22">Users 5K to 9M.</text:span></text:p>
              </text:list-item>
            </text:list>
            <text:p text:style-name="P44"><text:span text:style-name="T19"/></text:p>
            <text:list xml:id="list143555414864485" text:continue-numbering="true" text:style-name="L2">
              <text:list-item>
                <text:p text:style-name="P46"><text:span text:style-name="T1">Participated in user requirements meetings in order to transform client needs into proposed application designs.</text:span></text:p>
              </text:list-item>
              <text:list-item>
                <text:p text:style-name="P45"><text:span text:style-name="T23">Created</text:span><text:span text:style-name="T16"> </text:span><text:span text:style-name="T23">the companies own </text:span><text:span text:style-name="T16">e-commerce platform. </text:span></text:p>
              </text:list-item>
            </text:list>
            <text:p text:style-name="P13"><text:span text:style-name="T3"/></text:p>
            <text:p text:style-name="P14"><text:span text:style-name="T3">Technologies: </text:span><text:span text:style-name="T5">C#, .net MVC, </text:span><text:span text:style-name="T3">web forms, sql server </text:span><text:span text:style-name="T8">and</text:span><text:span text:style-name="T3"> DDD.</text:span></text:p>
            <text:p text:style-name="P14"><text:span text:style-name="T3"/></text:p>
            <text:p text:style-name="P10"><text:span text:style-name="T6">Clients: Loreal, Johnson, Sony, Vivo|Telefonica, Volkswagen, Walmart, BASF, Net, FMC, FTD, Sky, OI, BRF, <text:s/>Syngenta, Cury, Tenda, B2W, Magazine Luiza, Casas Bahia, FastShop, ...</text:span></text:p>
            <text:p text:style-name="P8"><text:span text:style-name="T3"/></text:p>
          </table:table-cell>
        </table:table-row>
        <text:soft-page-break/>
        <table:table-row>
          <table:table-cell table:style-name="Table2.A2" office:value-type="string">
            <text:p text:style-name="P24">2010 –2011</text:p>
            <text:p text:style-name="P23">Empresário Cobrança </text:p>
          </table:table-cell>
          <table:table-cell table:style-name="Table2.B2" office:value-type="string">
            <text:p text:style-name="P35"><text:span text:style-name="T12">Lead C</text:span><text:span text:style-name="T3"># Software Developer</text:span></text:p>
            <text:p text:style-name="P13"><text:span text:style-name="T3"/></text:p>
            <text:list xml:id="list2566780259" text:style-name="L4">
              <text:list-item>
                <text:p text:style-name="P16"><text:span text:style-name="T10">D</text:span><text:span text:style-name="T3">evelo</text:span><text:span text:style-name="T10">ped web platform</text:span><text:span text:style-name="T3"> to manage </text:span><text:span text:style-name="T12">debt collection.</text:span></text:p>
              </text:list-item>
              <text:list-item>
                <text:p text:style-name="P15"><text:span text:style-name="T3">Creat</text:span><text:span text:style-name="T10">ed </text:span><text:span text:style-name="T3">complex math algorithms to calculate interest </text:span><text:span text:style-name="T12">rates</text:span><text:span text:style-name="T3">.</text:span></text:p>
              </text:list-item>
              <text:list-item>
                <text:p text:style-name="P15"><text:span text:style-name="T10">Created compan</text:span><text:span text:style-name="T12">y’s</text:span><text:span text:style-name="T10"> own </text:span><text:span text:style-name="T3">bar</text:span><text:span text:style-name="T12">code</text:span><text:span text:style-name="T3"> generation </text:span><text:span text:style-name="T10">software</text:span><text:span text:style-name="T3">.</text:span></text:p>
              </text:list-item>
              <text:list-item>
                <text:p text:style-name="P15"><text:span text:style-name="T3">Develop</text:span><text:span text:style-name="T10">ed</text:span><text:span text:style-name="T3"> internal Human Resources systems.</text:span></text:p>
              </text:list-item>
              <text:list-item>
                <text:p text:style-name="P15"><text:span text:style-name="T3">Develo</text:span><text:span text:style-name="T10">ped</text:span><text:span text:style-name="T3"> </text:span><text:span text:style-name="T12">building </text:span><text:span text:style-name="T3">access control system using web cams.</text:span></text:p>
              </text:list-item>
              <text:list-item>
                <text:p text:style-name="P15"><text:span text:style-name="T3">Develop</text:span><text:span text:style-name="T10">ed</text:span><text:span text:style-name="T3"> </text:span><text:span text:style-name="T12">an </text:span><text:span text:style-name="T3">internal financial control system.</text:span></text:p>
              </text:list-item>
              <text:list-item>
                <text:p text:style-name="P17"><text:span text:style-name="T13">Wrote </text:span><text:span text:style-name="T3">performatic querys </text:span><text:span text:style-name="T13">to work with a </text:span><text:span text:style-name="T3">500GB SQL Server database over millions of rows.</text:span></text:p>
              </text:list-item>
            </text:list>
            <text:p text:style-name="P25"/>
            <text:p text:style-name="P11"><text:span text:style-name="T7">Technologies</text:span><text:span text:style-name="T3">: C#, WCF, WPF, WebForms, Windows Forms, Windows Services, <text:s/>EXT.Net, SQL Server.</text:span></text:p>
            <text:p text:style-name="P8"><text:span text:style-name="T3"/></text:p>
            <text:p text:style-name="P8"><text:span text:style-name="T3"/></text:p>
          </table:table-cell>
        </table:table-row>
        <table:table-row>
          <table:table-cell table:style-name="Table2.A2" office:value-type="string">
            <text:p text:style-name="P24">2010 –2010</text:p>
            <text:p text:style-name="P23">Media W </text:p>
          </table:table-cell>
          <table:table-cell table:style-name="Table2.B2" office:value-type="string">
            <text:p text:style-name="P36"><text:span text:style-name="T25">C# Software Developer</text:span></text:p>
            <text:p text:style-name="P25"/>
            <text:list xml:id="list1247952486" text:style-name="L5">
              <text:list-item>
                <text:p text:style-name="P33"><text:span text:style-name="T28">Developed </text:span>PDV TED Desktop software following governament guid<text:span text:style-name="T28">e</text:span> lines.</text:p>
              </text:list-item>
            </text:list>
            <text:p text:style-name="P25"/>
            <text:p text:style-name="P8"><text:span text:style-name="T7">Technologies</text:span><text:span text:style-name="T3">: C#, Windows Forms </text:span><text:span text:style-name="T7">and</text:span><text:span text:style-name="T3"> MySQL</text:span></text:p>
            <text:p text:style-name="P8"><text:span text:style-name="T3"/></text:p>
            <text:p text:style-name="P8"><text:span text:style-name="T3"/></text:p>
          </table:table-cell>
        </table:table-row>
        <table:table-row>
          <table:table-cell table:style-name="Table2.A2" office:value-type="string">
            <text:p text:style-name="P24">2008 – 2010</text:p>
            <text:p text:style-name="P23">Upgrade Consultoria </text:p>
          </table:table-cell>
          <table:table-cell table:style-name="Table2.B2" office:value-type="string">
            <text:p text:style-name="P37">Junior C# Software Developer</text:p>
            <text:p text:style-name="P29"/>
            <text:list xml:id="list2301439787" text:style-name="L6">
              <text:list-item>
                <text:p text:style-name="P34">PriManager – Develop<text:span text:style-name="T28">ed</text:span> web platform to manage big constructions.</text:p>
              </text:list-item>
              <text:list-item>
                <text:p text:style-name="P34">FDE – <text:span text:style-name="T29">Developed </text:span>Web platform to manage São Paulo/BR public schools.</text:p>
              </text:list-item>
              <text:list-item>
                <text:p text:style-name="P12"><text:span text:style-name="T11">Developed companies o</text:span><text:span text:style-name="T9">wn ERP / CRM.</text:span></text:p>
              </text:list-item>
            </text:list>
            <text:p text:style-name="P23"/>
            <text:p text:style-name="P8"><text:span text:style-name="T7">Technologies</text:span><text:span text:style-name="T3">: C#, </text:span><text:span text:style-name="T7">Webforms, </text:span><text:span text:style-name="T3">Telerik, Web Services, Windows Services, Flash / Action Script </text:span><text:span text:style-name="T7">and</text:span><text:span text:style-name="T3"> SQL Server</text:span></text:p>
            <text:p text:style-name="P26"/>
          </table:table-cell>
        </table:table-row>
        <table:table-row>
          <table:table-cell table:style-name="Table2.A2" office:value-type="string">
            <text:p text:style-name="P41">Education</text:p>
          </table:table-cell>
          <table:table-cell table:style-name="Table2.B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50">2012 – Present</text:p>
          </table:table-cell>
          <table:table-cell table:style-name="Table2.B2" office:value-type="string">
            <text:p text:style-name="P47">Pluralsight</text:p>
            <text:p text:style-name="P48">Technology and Design</text:p>
            <text:p text:style-name="P50"><text:a xlink:type="simple" xlink:href="https://app.pluralsight.com/profile/ocanaangelo" text:style-name="Internet_20_link" text:visited-style-name="Visited_20_Internet_20_Link">https://app.pluralsight.com/profile/ocanaangelo</text:a></text:p>
            <text:p text:style-name="P50"/>
          </table:table-cell>
        </table:table-row>
        <table:table-row>
          <table:table-cell table:style-name="Table2.A2" office:value-type="string">
            <text:p text:style-name="P50">2013 – 2014</text:p>
          </table:table-cell>
          <table:table-cell table:style-name="Table2.B2" office:value-type="string">
            <text:p text:style-name="P6">UNIP - Universidade Paulista</text:p>
            <text:p text:style-name="P31">Analise and System Development</text:p>
            <text:p text:style-name="P31"/>
          </table:table-cell>
        </table:table-row>
        <table:table-row>
          <table:table-cell table:style-name="Table2.A2" office:value-type="string">
            <text:p text:style-name="P30">2011 - 2010</text:p>
          </table:table-cell>
          <table:table-cell table:style-name="Table2.B2" office:value-type="string">
            <text:p text:style-name="P30">FIAP –<text:span text:style-name="T26"> Faculdade de Informática e Administração Paulista</text:span></text:p>
            <text:p text:style-name="P31">Analise and System Development</text:p>
            <text:p text:style-name="P31"/>
          </table:table-cell>
        </table:table-row>
        <table:table-row>
          <table:table-cell table:style-name="Table2.A2" office:value-type="string">
            <text:p text:style-name="P32">2007 - 2009</text:p>
          </table:table-cell>
          <table:table-cell table:style-name="Table2.B2" office:value-type="string">
            <text:p text:style-name="P32">FIEB</text:p>
            <text:p text:style-name="P32">Web Design with Emphasis on Digital Media</text:p>
            <text:p text:style-name="P32"/>
          </table:table-cell>
        </table:table-row>
        <table:table-row>
          <table:table-cell table:style-name="Table2.A2" office:value-type="string">
            <text:p text:style-name="P32">2008 - 2009</text:p>
          </table:table-cell>
          <table:table-cell table:style-name="Table2.B2" office:value-type="string">
            <text:p text:style-name="P32">Inglês 200h</text:p>
            <text:p text:style-name="P32">English</text:p>
          </table:table-cell>
        </table:table-row>
        <text:soft-page-break/>
        <table:table-row>
          <table:table-cell table:style-name="Table2.A2" office:value-type="string">
            <text:p text:style-name="P24"/>
          </table:table-cell>
          <table:table-cell table:style-name="Table2.B2" office:value-type="string">
            <text:p text:style-name="P2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09-19T14:35:54.014914019</dc:date>
    <meta:editing-duration>PT1H22M34S</meta:editing-duration>
    <meta:editing-cycles>15</meta:editing-cycles>
    <meta:generator>LibreOffice/5.3.5.2$Linux_X86_64 LibreOffice_project/30m0$Build-2</meta:generator>
    <meta:document-statistic meta:table-count="2" meta:image-count="0" meta:object-count="0" meta:page-count="3" meta:paragraph-count="81" meta:word-count="395" meta:character-count="2704" meta:non-whitespace-character-count="2399"/>
  </office:meta>
</office:document-meta>
</file>